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CB345F3F07AC68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ffffd7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d7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Strategy design pattern</text:span></text:p>
          </draw:text-box>
        </draw:frame>
        <draw:frame presentation:style-name="pr2" draw:text-style-name="P3" draw:layer="layout" svg:width="25.199cm" svg:height="11.026cm" svg:x="1.4cm" svg:y="3.68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Why C++ developers should study the Strategy design patter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7-10T09:28:43.566115311</dc:date>
    <meta:editing-duration>PT1H58M33S</meta:editing-duration>
    <meta:editing-cycles>11</meta:editing-cycles>
    <meta:document-statistic meta:object-count="26"/>
  </office:meta>
</office:document-meta>
</file>